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8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5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3-02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10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1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63733333333" calcext:value-type="float">
            <text:p>1.3316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97264516129" calcext:value-type="float">
            <text:p>1.255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63870967742" calcext:value-type="float">
            <text:p>1.779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35716129032" calcext:value-type="float">
            <text:p>1.702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91741935484" calcext:value-type="float">
            <text:p>1.440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9928" calcext:value-type="float">
            <text:p>1.3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93522580645" calcext:value-type="float">
            <text:p>1.521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08232258065" calcext:value-type="float">
            <text:p>1.396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8456" calcext:value-type="float">
            <text:p>1.25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94529032258" calcext:value-type="float">
            <text:p>1.749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6776" calcext:value-type="float">
            <text:p>1.6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6775" calcext:value-type="float">
            <text:p>1.610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62510344828" calcext:value-type="float">
            <text:p>1.49362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0335483871" calcext:value-type="float">
            <text:p>1.522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60438709677" calcext:value-type="float">
            <text:p>1.5296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90666666667" calcext:value-type="float">
            <text:p>1.7509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30857142857" calcext:value-type="float">
            <text:p>1.761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18967741936" calcext:value-type="float">
            <text:p>1.9231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262" calcext:value-type="float">
            <text:p>1.71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4768" calcext:value-type="float">
            <text:p>1.6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47664516129" calcext:value-type="float">
            <text:p>1.478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0095" calcext:value-type="float">
            <text:p>1.600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8336" calcext:value-type="float">
            <text:p>1.4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16103225807" calcext:value-type="float">
            <text:p>1.7431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7552" calcext:value-type="float">
            <text:p>1.6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565175" calcext:value-type="float">
            <text:p>1.785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46171428571" calcext:value-type="float">
            <text:p>1.5714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25496774194" calcext:value-type="float">
            <text:p>1.585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27251612903" calcext:value-type="float">
            <text:p>1.8362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5855483871" calcext:value-type="float">
            <text:p>1.747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88748387097" calcext:value-type="float">
            <text:p>1.7298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9384" calcext:value-type="float">
            <text:p>1.3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94374193548" calcext:value-type="float">
            <text:p>1.6269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08180645161" calcext:value-type="float">
            <text:p>1.736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01333333333" calcext:value-type="float">
            <text:p>1.6730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73264516129" calcext:value-type="float">
            <text:p>1.621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84232" calcext:value-type="float">
            <text:p>0.99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690916129032" calcext:value-type="float">
            <text:p>1.546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80551724138" calcext:value-type="float">
            <text:p>1.4788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37393548387" calcext:value-type="float">
            <text:p>1.701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36075" calcext:value-type="float">
            <text:p>1.7433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3176" calcext:value-type="float">
            <text:p>1.7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76258064516" calcext:value-type="float">
            <text:p>1.713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7336" calcext:value-type="float">
            <text:p>1.7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92567741936" calcext:value-type="float">
            <text:p>1.715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50975" calcext:value-type="float">
            <text:p>1.792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1768" calcext:value-type="float">
            <text:p>1.77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73961290323" calcext:value-type="float">
            <text:p>1.6037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0184" calcext:value-type="float">
            <text:p>1.3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77832258065" calcext:value-type="float">
            <text:p>1.2497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06714285714" calcext:value-type="float">
            <text:p>1.0270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68877419355" calcext:value-type="float">
            <text:p>1.184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73125" calcext:value-type="float">
            <text:p>1.6597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496" calcext:value-type="float">
            <text:p>1.8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80361290323" calcext:value-type="float">
            <text:p>1.734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58056" calcext:value-type="float">
            <text:p>1.69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64875" calcext:value-type="float">
            <text:p>1.7616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70761290323" calcext:value-type="float">
            <text:p>1.728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488" calcext:value-type="float">
            <text:p>1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8726193548387" calcext:value-type="float">
            <text:p>0.9187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3295483870968" calcext:value-type="float">
            <text:p>0.8032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696774193548" calcext:value-type="float">
            <text:p>1.056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806" calcext:value-type="float">
            <text:p>1.49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51406451613" calcext:value-type="float">
            <text:p>1.593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65" calcext:value-type="float">
            <text:p>1.7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876" calcext:value-type="float">
            <text:p>1.80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26812903226" calcext:value-type="float">
            <text:p>1.678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1088" calcext:value-type="float">
            <text:p>1.35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38529032258" calcext:value-type="float">
            <text:p>1.079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326075" calcext:value-type="float">
            <text:p>0.943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4824" calcext:value-type="float">
            <text:p>1.7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51509677419" calcext:value-type="float">
            <text:p>1.6755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4864" calcext:value-type="float">
            <text:p>1.40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21828571429" calcext:value-type="float">
            <text:p>1.2022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0436" calcext:value-type="float">
            <text:p>0.4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236" calcext:value-type="float">
            <text:p>1.5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668" calcext:value-type="float">
            <text:p>1.5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492" calcext:value-type="float">
            <text:p>1.6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0556" calcext:value-type="float">
            <text:p>1.4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407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6" meta:object-count="0"/>
    <meta:user-defined meta:name="AppVersion">3.0</meta:user-defined>
  </office:meta>
</office:document-meta>
</file>